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282b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1c4f176"/>
    </style:style>
    <style:style style:name="T45" style:family="text">
      <style:text-properties officeooo:rsid="03b4652d"/>
    </style:style>
    <style:style style:name="T46" style:family="text">
      <style:text-properties officeooo:rsid="04b50477"/>
    </style:style>
    <style:style style:name="T47" style:family="text">
      <style:text-properties officeooo:rsid="0473a949"/>
    </style:style>
    <style:style style:name="T48" style:family="text">
      <style:text-properties officeooo:rsid="0387836c"/>
    </style:style>
    <style:style style:name="T49" style:family="text">
      <style:text-properties officeooo:rsid="01dff054"/>
    </style:style>
    <style:style style:name="T50" style:family="text">
      <style:text-properties officeooo:rsid="023c6ef8"/>
    </style:style>
    <style:style style:name="T51" style:family="text">
      <style:text-properties officeooo:rsid="023d2c84"/>
    </style:style>
    <style:style style:name="T52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4">Esser-</text:span>Skala, 201<text:span text:style-name="T44">9</text:span></text:p>
      <text:p text:style-name="P15"/>
      <text:p text:style-name="P15"/>
      <text:p text:style-name="P13">© 201<text:span text:style-name="T44">9</text:span> by Wolfgang <text:span text:style-name="T44">Esser-</text:span>Skala. This edition is licensed under the Creative Commons Attribution<text:span text:style-name="T42">-NonCommercial-ShareAlike</text:span> 4.0 International License. To view a copy of this license, visit http://creativecommons.org/licenses/by<text:span text:style-name="T43">-nc-sa</text:span>/4.0/. </text:p>
      <text:p text:style-name="P12"/>
      <text:p text:style-name="P14">Music engraving by LilyPond 2.18.0 (http://www.lilypond.org).<text:span text:style-name="T41"><text:line-break/>Front matter</text:span> typeset with EB Garamond (http://www.georgduffner.at/ebgaramond).</text:p>
      <text:p text:style-name="P15"/>
      <text:p text:style-name="P11">First <text:span text:style-name="T44">version</text:span>, <text:span text:style-name="T51">December</text:span> 201<text:span text:style-name="T44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46">a copy in the Fürst zu Hohenlohe-Bartensteinsches Archiv. The digital version of the manuscript is available at</text:span></text:p>
      <text:p text:style-name="P8"><text:tab/><text:span text:style-name="T52">http://www.landesarchiv-bw.de/plink/?f=3-217491-1 </text:span>(siglum<text:span text:style-name="T47"> Ba 120 Bü 238</text:span>)<text:span text:style-name="T52">.</text:span></text:p>
      <text:p text:style-name="P4"/>
      <text:p text:style-name="P2">In general, this edition closely follows the <text:span text:style-name="T48">manuscript</text:span>. Any changes <text:span text:style-name="T4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50"> </text:span>org, organ; <text:span text:style-name="T49">r, rest; </text:span>vl, violin<text:span text:style-name="T49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45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2T22:35:59.708987227</dc:date>
    <dc:creator>Wolfgang Skala</dc:creator>
    <meta:editing-duration>P6DT22H14M46S</meta:editing-duration>
    <meta:editing-cycles>612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795" meta:character-count="3885" meta:non-whitespace-character-count="3083"/>
  </office:meta>
</office:document-meta>
</file>